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0824" officeooo:paragraph-rsid="00150824"/>
    </style:style>
    <style:style style:name="P2" style:family="paragraph" style:parent-style-name="Standard">
      <style:paragraph-properties fo:text-align="center" style:justify-single-word="false"/>
      <style:text-properties officeooo:rsid="00150824" officeooo:paragraph-rsid="00150824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150824" officeooo:paragraph-rsid="00150824"/>
    </style:style>
    <style:style style:name="P4" style:family="paragraph" style:parent-style-name="Standard" style:list-style-name="L1">
      <style:text-properties officeooo:rsid="00154948" officeooo:paragraph-rsid="00154948"/>
    </style:style>
    <style:style style:name="P5" style:family="paragraph" style:parent-style-name="Standard" style:list-style-name="L1">
      <style:text-properties officeooo:rsid="00150824" officeooo:paragraph-rsid="00150824"/>
    </style:style>
    <style:style style:name="P6" style:family="paragraph" style:parent-style-name="Standard" style:list-style-name="L2">
      <style:text-properties officeooo:rsid="00150824" officeooo:paragraph-rsid="00150824"/>
    </style:style>
    <style:style style:name="P7" style:family="paragraph" style:parent-style-name="Standard" style:list-style-name="L3">
      <style:text-properties officeooo:rsid="00150824" officeooo:paragraph-rsid="00150824"/>
    </style:style>
    <style:style style:name="P8" style:family="paragraph" style:parent-style-name="Standard">
      <style:text-properties officeooo:rsid="00150824" officeooo:paragraph-rsid="00150824"/>
    </style:style>
    <style:style style:name="P9" style:family="paragraph" style:parent-style-name="Standard" style:list-style-name="L3">
      <style:text-properties officeooo:rsid="0018ed31" officeooo:paragraph-rsid="001ebab4"/>
    </style:style>
    <style:style style:name="P10" style:family="paragraph" style:parent-style-name="Standard" style:list-style-name="L3">
      <style:text-properties officeooo:rsid="001aec69" officeooo:paragraph-rsid="001aec69"/>
    </style:style>
    <style:style style:name="P11" style:family="paragraph" style:parent-style-name="Standard" style:list-style-name="L3">
      <style:text-properties officeooo:rsid="001c050e" officeooo:paragraph-rsid="001c050e"/>
    </style:style>
    <style:style style:name="P12" style:family="paragraph" style:parent-style-name="Standard" style:list-style-name="L3">
      <style:text-properties officeooo:rsid="001c954e" officeooo:paragraph-rsid="001c954e"/>
    </style:style>
    <style:style style:name="P13" style:family="paragraph" style:parent-style-name="Standard" style:list-style-name="L1">
      <style:text-properties officeooo:rsid="001e49c6" officeooo:paragraph-rsid="001e49c6"/>
    </style:style>
    <style:style style:name="P14" style:family="paragraph" style:parent-style-name="Standard" style:list-style-name="L1">
      <style:paragraph-properties fo:margin-left="2.501cm" fo:margin-right="0cm" fo:text-indent="-0.635cm" style:auto-text-indent="false"/>
      <style:text-properties officeooo:rsid="00150824" officeooo:paragraph-rsid="00150824"/>
    </style:style>
    <style:style style:name="P15" style:family="paragraph" style:parent-style-name="Standard" style:list-style-name="L1">
      <style:paragraph-properties fo:margin-left="2.501cm" fo:margin-right="0cm" fo:text-indent="-0.635cm" style:auto-text-indent="false"/>
      <style:text-properties officeooo:rsid="00150824" officeooo:paragraph-rsid="001e49c6"/>
    </style:style>
    <style:style style:name="P16" style:family="paragraph" style:parent-style-name="Standard" style:list-style-name="L2">
      <style:paragraph-properties fo:margin-left="2.501cm" fo:margin-right="0cm" fo:text-indent="-0.635cm" style:auto-text-indent="false"/>
      <style:text-properties officeooo:rsid="00150824" officeooo:paragraph-rsid="00150824"/>
    </style:style>
    <style:style style:name="P17" style:family="paragraph" style:parent-style-name="Standard" style:list-style-name="L1">
      <style:paragraph-properties fo:margin-left="2.501cm" fo:margin-right="0cm" fo:text-indent="-0.635cm" style:auto-text-indent="false"/>
      <style:text-properties officeooo:rsid="0015a886" officeooo:paragraph-rsid="0015a886"/>
    </style:style>
    <style:style style:name="P18" style:family="paragraph" style:parent-style-name="Standard" style:list-style-name="L1">
      <style:paragraph-properties fo:margin-left="2.501cm" fo:margin-right="0cm" fo:text-indent="-0.635cm" style:auto-text-indent="false"/>
      <style:text-properties officeooo:rsid="00167fbb" officeooo:paragraph-rsid="00167fbb"/>
    </style:style>
    <style:style style:name="T1" style:family="text">
      <style:text-properties officeooo:rsid="0018481b"/>
    </style:style>
    <style:style style:name="T2" style:family="text">
      <style:text-properties officeooo:rsid="001e99fb"/>
    </style:style>
    <style:style style:name="T3" style:family="text">
      <style:text-properties officeooo:rsid="001508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ssos para criação do LINUX pronto para replicação</text:p>
      <text:p text:style-name="P1"/>
      <text:p text:style-name="P1">PACOTES</text:p>
      <text:list xml:id="list1504784173447861915" text:style-name="L1">
        <text:list-item>
          <text:p text:style-name="P4">synaptic</text:p>
        </text:list-item>
        <text:list-item>
          <text:p text:style-name="P13">systemback (sudo add-apt-repository ppa:nemh/systemback)</text:p>
        </text:list-item>
        <text:list-item>
          <text:p text:style-name="P5">apache2</text:p>
        </text:list-item>
        <text:list-item>
          <text:p text:style-name="P14">rodar: a2enmod cgi</text:p>
        </text:list-item>
        <text:list-item>
          <text:p text:style-name="P5">libapache2-mod-python</text:p>
        </text:list-item>
        <text:list-item>
          <text:p text:style-name="P5">postgresql</text:p>
        </text:list-item>
        <text:list-item>
          <text:p text:style-name="P14">rodar: sudo -u postgres psql</text:p>
        </text:list-item>
        <text:list-item>
          <text:p text:style-name="P14">rodar: alter user postgres with password 'postgres'</text:p>
        </text:list-item>
        <text:list-item>
          <text:p text:style-name="P14">atualizar: pg_hba.con e postgresql.conf (/etc/postgsql/9.3/main/)</text:p>
        </text:list-item>
        <text:list-item>
          <text:p text:style-name="P14">rodar: sudo /etc/init.d/postgresql restart</text:p>
        </text:list-item>
        <text:list-item>
          <text:p text:style-name="P5">postgis</text:p>
        </text:list-item>
        <text:list-item>
          <text:p text:style-name="P5">slony</text:p>
        </text:list-item>
        <text:list-item>
          <text:p text:style-name="P5">pgadmin</text:p>
        </text:list-item>
        <text:list-item>
          <text:p text:style-name="P5">QGIS <text:span text:style-name="T1">(2.8) (sudo add-apt-repository ppa:ubuntugis/ubuntugis-unstable)</text:span></text:p>
        </text:list-item>
        <text:list-item>
          <text:p text:style-name="P15">python-qt4-sql</text:p>
        </text:list-item>
        <text:list-item>
          <text:p text:style-name="P15">libqt4-sql-psql</text:p>
        </text:list-item>
        <text:list-item>
          <text:p text:style-name="P15">lib-qt4-sqlite</text:p>
        </text:list-item>
        <text:list-item>
          <text:p text:style-name="P17">otb-bin</text:p>
        </text:list-item>
        <text:list-item>
          <text:p text:style-name="P17">otb-bin-qt</text:p>
        </text:list-item>
        <text:list-item>
          <text:p text:style-name="P17">otb-bin-common</text:p>
        </text:list-item>
        <text:list-item>
          <text:p text:style-name="P17">python-otb</text:p>
        </text:list-item>
        <text:list-item>
          <text:p text:style-name="P17">libotb</text:p>
        </text:list-item>
        <text:list-item>
          <text:p text:style-name="P18">grass</text:p>
        </text:list-item>
        <text:list-item>
          <text:p text:style-name="P18">grass-core</text:p>
        </text:list-item>
        <text:list-item>
          <text:p text:style-name="P18">saga</text:p>
        </text:list-item>
        <text:list-item>
          <text:p text:style-name="P18">python-saga</text:p>
        </text:list-item>
        <text:list-item>
          <text:p text:style-name="P18">libsaga</text:p>
        </text:list-item>
      </text:list>
      <text:p text:style-name="P1"/>
      <text:p text:style-name="P1">CRON</text:p>
      <text:list xml:id="list1355635622707327971" text:style-name="L2">
        <text:list-item>
          <text:p text:style-name="P6">rodar: sudo crontab -e -u www-data</text:p>
        </text:list-item>
        <text:list-item>
          <text:p text:style-name="P16">adicionar: @reboot /usr/lib/cgi-bin/<text:span text:style-name="T2">dsg_slon.sh</text:span></text:p>
        </text:list-item>
      </text:list>
      <text:p text:style-name="P3"/>
      <text:p text:style-name="P3">Plugin QGIS </text:p>
      <text:list xml:id="list573095020348610820" text:style-name="L3">
        <text:list-item>
          <text:p text:style-name="P7">AutoSaver</text:p>
        </text:list-item>
        <text:list-item>
          <text:p text:style-name="P7">AutoTrace</text:p>
        </text:list-item>
        <text:list-item>
          <text:p text:style-name="P7">Azimuth and Distance Plugin</text:p>
        </text:list-item>
        <text:list-item>
          <text:p text:style-name="P7">Azimuth and Distance Calculator</text:p>
        </text:list-item>
        <text:list-item>
          <text:p text:style-name="P7">mmqgis</text:p>
        </text:list-item>
        <text:list-item>
          <text:p text:style-name="P7">Easy Custom Labeling</text:p>
        </text:list-item>
        <text:list-item>
          <text:p text:style-name="P7">Multiple Layer Selection</text:p>
        </text:list-item>
        <text:list-item>
          <text:p text:style-name="P7">Grid Zone Generator</text:p>
        </text:list-item>
        <text:list-item>
          <text:p text:style-name="P7">Mask</text:p>
        </text:list-item>
        <text:list-item>
          <text:p text:style-name="P7">Semi-Automatic Classification Plugin</text:p>
        </text:list-item>
        <text:list-item>
          <text:p text:style-name="P9">Plugin Reloader <text:span text:style-name="T3">(habilitar plugins experimentais)</text:span></text:p>
        </text:list-item>
        <text:list-item>
          <text:p text:style-name="P10">cadtools</text:p>
        </text:list-item>
        <text:list-item>
          <text:p text:style-name="P11">ovals</text:p>
        </text:list-item>
        <text:list-item>
          <text:p text:style-name="P12"><text:soft-page-break/>QuickMap</text:p>
        </text:list-item>
        <text:list-item>
          <text:p text:style-name="P12">OpenLayer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4T09:20:49.816760632</meta:creation-date>
    <dc:date>2015-09-09T10:24:45.944276201</dc:date>
    <meta:editing-duration>PT1H56M12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2" meta:paragraph-count="48" meta:word-count="151" meta:character-count="985" meta:non-whitespace-character-count="925"/>
  </office:meta>
</office:document-meta>
</file>